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8_11:24:47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325651" calcext:value-type="float">
            <text:p>325651</text:p>
          </table:table-cell>
          <table:table-cell office:value-type="float" office:value="263883" calcext:value-type="float">
            <text:p>263883</text:p>
          </table:table-cell>
          <table:table-cell office:value-type="float" office:value="61768" calcext:value-type="float">
            <text:p>61768</text:p>
          </table:table-cell>
          <table:table-cell/>
          <table:table-cell office:value-type="float" office:value="421783" calcext:value-type="float">
            <text:p>421783</text:p>
          </table:table-cell>
          <table:table-cell office:value-type="float" office:value="337772" calcext:value-type="float">
            <text:p>337772</text:p>
          </table:table-cell>
          <table:table-cell office:value-type="float" office:value="84011" calcext:value-type="float">
            <text:p>84011</text:p>
          </table:table-cell>
          <table:table-cell/>
          <table:table-cell office:value-type="float" office:value="1240058" calcext:value-type="float">
            <text:p>1240058</text:p>
          </table:table-cell>
          <table:table-cell office:value-type="float" office:value="1043248" calcext:value-type="float">
            <text:p>1043248</text:p>
          </table:table-cell>
          <table:table-cell office:value-type="float" office:value="196810" calcext:value-type="float">
            <text:p>196810</text:p>
          </table:table-cell>
          <table:table-cell/>
          <table:table-cell table:formula="of:=[.M2]/([.E2]+[.I2]+[.M2])" office:value-type="percentage" office:value="0.574478456693005" calcext:value-type="percentage">
            <text:p>57.45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246694" calcext:value-type="float">
            <text:p>246694</text:p>
          </table:table-cell>
          <table:table-cell office:value-type="float" office:value="184434" calcext:value-type="float">
            <text:p>184434</text:p>
          </table:table-cell>
          <table:table-cell office:value-type="float" office:value="62260" calcext:value-type="float">
            <text:p>62260</text:p>
          </table:table-cell>
          <table:table-cell/>
          <table:table-cell office:value-type="float" office:value="405313" calcext:value-type="float">
            <text:p>405313</text:p>
          </table:table-cell>
          <table:table-cell office:value-type="float" office:value="328634" calcext:value-type="float">
            <text:p>328634</text:p>
          </table:table-cell>
          <table:table-cell office:value-type="float" office:value="76679" calcext:value-type="float">
            <text:p>76679</text:p>
          </table:table-cell>
          <table:table-cell/>
          <table:table-cell office:value-type="float" office:value="1226946" calcext:value-type="float">
            <text:p>1226946</text:p>
          </table:table-cell>
          <table:table-cell office:value-type="float" office:value="1032335" calcext:value-type="float">
            <text:p>1032335</text:p>
          </table:table-cell>
          <table:table-cell office:value-type="float" office:value="194611" calcext:value-type="float">
            <text:p>194611</text:p>
          </table:table-cell>
          <table:table-cell/>
          <table:table-cell table:formula="of:=[.M3]/([.E3]+[.I3]+[.M3])" office:value-type="percentage" office:value="0.583453755059211" calcext:value-type="percentage">
            <text:p>58.35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77140" calcext:value-type="float">
            <text:p>77140</text:p>
          </table:table-cell>
          <table:table-cell office:value-type="float" office:value="22979" calcext:value-type="float">
            <text:p>22979</text:p>
          </table:table-cell>
          <table:table-cell office:value-type="float" office:value="54161" calcext:value-type="float">
            <text:p>54161</text:p>
          </table:table-cell>
          <table:table-cell/>
          <table:table-cell office:value-type="float" office:value="118292" calcext:value-type="float">
            <text:p>118292</text:p>
          </table:table-cell>
          <table:table-cell office:value-type="float" office:value="43167" calcext:value-type="float">
            <text:p>43167</text:p>
          </table:table-cell>
          <table:table-cell office:value-type="float" office:value="75125" calcext:value-type="float">
            <text:p>75125</text:p>
          </table:table-cell>
          <table:table-cell/>
          <table:table-cell office:value-type="float" office:value="411018" calcext:value-type="float">
            <text:p>411018</text:p>
          </table:table-cell>
          <table:table-cell office:value-type="float" office:value="215771" calcext:value-type="float">
            <text:p>215771</text:p>
          </table:table-cell>
          <table:table-cell office:value-type="float" office:value="195247" calcext:value-type="float">
            <text:p>195247</text:p>
          </table:table-cell>
          <table:table-cell/>
          <table:table-cell table:formula="of:=[.M4]/([.E4]+[.I4]+[.M4])" office:value-type="percentage" office:value="0.601624488110608" calcext:value-type="percentage">
            <text:p>60.16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224916" calcext:value-type="float">
            <text:p>224916</text:p>
          </table:table-cell>
          <table:table-cell office:value-type="float" office:value="168859" calcext:value-type="float">
            <text:p>168859</text:p>
          </table:table-cell>
          <table:table-cell office:value-type="float" office:value="56057" calcext:value-type="float">
            <text:p>56057</text:p>
          </table:table-cell>
          <table:table-cell/>
          <table:table-cell office:value-type="float" office:value="396088" calcext:value-type="float">
            <text:p>396088</text:p>
          </table:table-cell>
          <table:table-cell office:value-type="float" office:value="321060" calcext:value-type="float">
            <text:p>321060</text:p>
          </table:table-cell>
          <table:table-cell office:value-type="float" office:value="75028" calcext:value-type="float">
            <text:p>75028</text:p>
          </table:table-cell>
          <table:table-cell/>
          <table:table-cell office:value-type="float" office:value="1225855" calcext:value-type="float">
            <text:p>1225855</text:p>
          </table:table-cell>
          <table:table-cell office:value-type="float" office:value="1030175" calcext:value-type="float">
            <text:p>1030175</text:p>
          </table:table-cell>
          <table:table-cell office:value-type="float" office:value="195680" calcext:value-type="float">
            <text:p>195680</text:p>
          </table:table-cell>
          <table:table-cell/>
          <table:table-cell table:formula="of:=[.M5]/([.E5]+[.I5]+[.M5])" office:value-type="percentage" office:value="0.598840145058375" calcext:value-type="percentage">
            <text:p>59.88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229070" calcext:value-type="float">
            <text:p>229070</text:p>
          </table:table-cell>
          <table:table-cell office:value-type="float" office:value="172232" calcext:value-type="float">
            <text:p>172232</text:p>
          </table:table-cell>
          <table:table-cell office:value-type="float" office:value="56838" calcext:value-type="float">
            <text:p>56838</text:p>
          </table:table-cell>
          <table:table-cell/>
          <table:table-cell office:value-type="float" office:value="403322" calcext:value-type="float">
            <text:p>403322</text:p>
          </table:table-cell>
          <table:table-cell office:value-type="float" office:value="327130" calcext:value-type="float">
            <text:p>327130</text:p>
          </table:table-cell>
          <table:table-cell office:value-type="float" office:value="76192" calcext:value-type="float">
            <text:p>76192</text:p>
          </table:table-cell>
          <table:table-cell/>
          <table:table-cell office:value-type="float" office:value="1236486" calcext:value-type="float">
            <text:p>1236486</text:p>
          </table:table-cell>
          <table:table-cell office:value-type="float" office:value="1040044" calcext:value-type="float">
            <text:p>1040044</text:p>
          </table:table-cell>
          <table:table-cell office:value-type="float" office:value="196442" calcext:value-type="float">
            <text:p>196442</text:p>
          </table:table-cell>
          <table:table-cell/>
          <table:table-cell table:formula="of:=[.M6]/([.E6]+[.I6]+[.M6])" office:value-type="percentage" office:value="0.59623276029526" calcext:value-type="percentage">
            <text:p>59.62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232065" calcext:value-type="float">
            <text:p>232065</text:p>
          </table:table-cell>
          <table:table-cell office:value-type="float" office:value="171043" calcext:value-type="float">
            <text:p>171043</text:p>
          </table:table-cell>
          <table:table-cell office:value-type="float" office:value="61022" calcext:value-type="float">
            <text:p>61022</text:p>
          </table:table-cell>
          <table:table-cell/>
          <table:table-cell office:value-type="float" office:value="387953" calcext:value-type="float">
            <text:p>387953</text:p>
          </table:table-cell>
          <table:table-cell office:value-type="float" office:value="311933" calcext:value-type="float">
            <text:p>311933</text:p>
          </table:table-cell>
          <table:table-cell office:value-type="float" office:value="76020" calcext:value-type="float">
            <text:p>76020</text:p>
          </table:table-cell>
          <table:table-cell/>
          <table:table-cell office:value-type="float" office:value="1258410" calcext:value-type="float">
            <text:p>1258410</text:p>
          </table:table-cell>
          <table:table-cell office:value-type="float" office:value="1054558" calcext:value-type="float">
            <text:p>1054558</text:p>
          </table:table-cell>
          <table:table-cell office:value-type="float" office:value="203852" calcext:value-type="float">
            <text:p>203852</text:p>
          </table:table-cell>
          <table:table-cell/>
          <table:table-cell table:formula="of:=[.M7]/([.E7]+[.I7]+[.M7])" office:value-type="percentage" office:value="0.597992337794153" calcext:value-type="percentage">
            <text:p>59.80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225769" calcext:value-type="float">
            <text:p>225769</text:p>
          </table:table-cell>
          <table:table-cell office:value-type="float" office:value="168667" calcext:value-type="float">
            <text:p>168667</text:p>
          </table:table-cell>
          <table:table-cell office:value-type="float" office:value="57102" calcext:value-type="float">
            <text:p>57102</text:p>
          </table:table-cell>
          <table:table-cell/>
          <table:table-cell office:value-type="float" office:value="380526" calcext:value-type="float">
            <text:p>380526</text:p>
          </table:table-cell>
          <table:table-cell office:value-type="float" office:value="307354" calcext:value-type="float">
            <text:p>307354</text:p>
          </table:table-cell>
          <table:table-cell office:value-type="float" office:value="73172" calcext:value-type="float">
            <text:p>73172</text:p>
          </table:table-cell>
          <table:table-cell/>
          <table:table-cell office:value-type="float" office:value="1258556" calcext:value-type="float">
            <text:p>1258556</text:p>
          </table:table-cell>
          <table:table-cell office:value-type="float" office:value="1055252" calcext:value-type="float">
            <text:p>1055252</text:p>
          </table:table-cell>
          <table:table-cell office:value-type="float" office:value="203304" calcext:value-type="float">
            <text:p>203304</text:p>
          </table:table-cell>
          <table:table-cell/>
          <table:table-cell table:formula="of:=[.M8]/([.E8]+[.I8]+[.M8])" office:value-type="percentage" office:value="0.609464652944739" calcext:value-type="percentage">
            <text:p>60.95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229355" calcext:value-type="float">
            <text:p>229355</text:p>
          </table:table-cell>
          <table:table-cell office:value-type="float" office:value="170235" calcext:value-type="float">
            <text:p>170235</text:p>
          </table:table-cell>
          <table:table-cell office:value-type="float" office:value="59120" calcext:value-type="float">
            <text:p>59120</text:p>
          </table:table-cell>
          <table:table-cell/>
          <table:table-cell office:value-type="float" office:value="385577" calcext:value-type="float">
            <text:p>385577</text:p>
          </table:table-cell>
          <table:table-cell office:value-type="float" office:value="311256" calcext:value-type="float">
            <text:p>311256</text:p>
          </table:table-cell>
          <table:table-cell office:value-type="float" office:value="74321" calcext:value-type="float">
            <text:p>74321</text:p>
          </table:table-cell>
          <table:table-cell/>
          <table:table-cell office:value-type="float" office:value="1264829" calcext:value-type="float">
            <text:p>1264829</text:p>
          </table:table-cell>
          <table:table-cell office:value-type="float" office:value="1059842" calcext:value-type="float">
            <text:p>1059842</text:p>
          </table:table-cell>
          <table:table-cell office:value-type="float" office:value="204987" calcext:value-type="float">
            <text:p>204987</text:p>
          </table:table-cell>
          <table:table-cell/>
          <table:table-cell table:formula="of:=[.M9]/([.E9]+[.I9]+[.M9])" office:value-type="percentage" office:value="0.605703428794308" calcext:value-type="percentage">
            <text:p>60.57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87080" calcext:value-type="float">
            <text:p>87080</text:p>
          </table:table-cell>
          <table:table-cell office:value-type="float" office:value="24844" calcext:value-type="float">
            <text:p>24844</text:p>
          </table:table-cell>
          <table:table-cell office:value-type="float" office:value="62236" calcext:value-type="float">
            <text:p>62236</text:p>
          </table:table-cell>
          <table:table-cell/>
          <table:table-cell office:value-type="float" office:value="119426" calcext:value-type="float">
            <text:p>119426</text:p>
          </table:table-cell>
          <table:table-cell office:value-type="float" office:value="43956" calcext:value-type="float">
            <text:p>43956</text:p>
          </table:table-cell>
          <table:table-cell office:value-type="float" office:value="75470" calcext:value-type="float">
            <text:p>75470</text:p>
          </table:table-cell>
          <table:table-cell/>
          <table:table-cell office:value-type="float" office:value="415655" calcext:value-type="float">
            <text:p>415655</text:p>
          </table:table-cell>
          <table:table-cell office:value-type="float" office:value="213012" calcext:value-type="float">
            <text:p>213012</text:p>
          </table:table-cell>
          <table:table-cell office:value-type="float" office:value="202643" calcext:value-type="float">
            <text:p>202643</text:p>
          </table:table-cell>
          <table:table-cell/>
          <table:table-cell table:formula="of:=[.M10]/([.E10]+[.I10]+[.M10])" office:value-type="percentage" office:value="0.595397665337639" calcext:value-type="percentage">
            <text:p>59.54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00418" calcext:value-type="float">
            <text:p>100418</text:p>
          </table:table-cell>
          <table:table-cell office:value-type="float" office:value="38425" calcext:value-type="float">
            <text:p>38425</text:p>
          </table:table-cell>
          <table:table-cell office:value-type="float" office:value="61993" calcext:value-type="float">
            <text:p>61993</text:p>
          </table:table-cell>
          <table:table-cell/>
          <table:table-cell office:value-type="float" office:value="157039" calcext:value-type="float">
            <text:p>157039</text:p>
          </table:table-cell>
          <table:table-cell office:value-type="float" office:value="80669" calcext:value-type="float">
            <text:p>80669</text:p>
          </table:table-cell>
          <table:table-cell office:value-type="float" office:value="76370" calcext:value-type="float">
            <text:p>76370</text:p>
          </table:table-cell>
          <table:table-cell/>
          <table:table-cell office:value-type="float" office:value="561189" calcext:value-type="float">
            <text:p>561189</text:p>
          </table:table-cell>
          <table:table-cell office:value-type="float" office:value="360897" calcext:value-type="float">
            <text:p>360897</text:p>
          </table:table-cell>
          <table:table-cell office:value-type="float" office:value="200292" calcext:value-type="float">
            <text:p>200292</text:p>
          </table:table-cell>
          <table:table-cell/>
          <table:table-cell table:formula="of:=[.M11]/([.E11]+[.I11]+[.M11])" office:value-type="percentage" office:value="0.591433760021261" calcext:value-type="percentage">
            <text:p>59.14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208099" calcext:value-type="float">
            <text:p>208099</text:p>
          </table:table-cell>
          <table:table-cell office:value-type="float" office:value="157800" calcext:value-type="float">
            <text:p>157800</text:p>
          </table:table-cell>
          <table:table-cell office:value-type="float" office:value="50299" calcext:value-type="float">
            <text:p>50299</text:p>
          </table:table-cell>
          <table:table-cell/>
          <table:table-cell office:value-type="float" office:value="370056" calcext:value-type="float">
            <text:p>370056</text:p>
          </table:table-cell>
          <table:table-cell office:value-type="float" office:value="300311" calcext:value-type="float">
            <text:p>300311</text:p>
          </table:table-cell>
          <table:table-cell office:value-type="float" office:value="69745" calcext:value-type="float">
            <text:p>69745</text:p>
          </table:table-cell>
          <table:table-cell/>
          <table:table-cell office:value-type="float" office:value="1228689" calcext:value-type="float">
            <text:p>1228689</text:p>
          </table:table-cell>
          <table:table-cell office:value-type="float" office:value="1032253" calcext:value-type="float">
            <text:p>1032253</text:p>
          </table:table-cell>
          <table:table-cell office:value-type="float" office:value="196436" calcext:value-type="float">
            <text:p>196436</text:p>
          </table:table-cell>
          <table:table-cell/>
          <table:table-cell table:formula="of:=[.M12]/([.E12]+[.I12]+[.M12])" office:value-type="percentage" office:value="0.620690091001011" calcext:value-type="percentage">
            <text:p>62.07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80426" calcext:value-type="float">
            <text:p>80426</text:p>
          </table:table-cell>
          <table:table-cell office:value-type="float" office:value="22576" calcext:value-type="float">
            <text:p>22576</text:p>
          </table:table-cell>
          <table:table-cell office:value-type="float" office:value="57850" calcext:value-type="float">
            <text:p>57850</text:p>
          </table:table-cell>
          <table:table-cell/>
          <table:table-cell office:value-type="float" office:value="116783" calcext:value-type="float">
            <text:p>116783</text:p>
          </table:table-cell>
          <table:table-cell office:value-type="float" office:value="42867" calcext:value-type="float">
            <text:p>42867</text:p>
          </table:table-cell>
          <table:table-cell office:value-type="float" office:value="73916" calcext:value-type="float">
            <text:p>73916</text:p>
          </table:table-cell>
          <table:table-cell/>
          <table:table-cell office:value-type="float" office:value="417590" calcext:value-type="float">
            <text:p>417590</text:p>
          </table:table-cell>
          <table:table-cell office:value-type="float" office:value="212767" calcext:value-type="float">
            <text:p>212767</text:p>
          </table:table-cell>
          <table:table-cell office:value-type="float" office:value="204823" calcext:value-type="float">
            <text:p>204823</text:p>
          </table:table-cell>
          <table:table-cell/>
          <table:table-cell table:formula="of:=[.M13]/([.E13]+[.I13]+[.M13])" office:value-type="percentage" office:value="0.608525531137381" calcext:value-type="percentage">
            <text:p>60.85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224228" calcext:value-type="float">
            <text:p>224228</text:p>
          </table:table-cell>
          <table:table-cell office:value-type="float" office:value="165217" calcext:value-type="float">
            <text:p>165217</text:p>
          </table:table-cell>
          <table:table-cell office:value-type="float" office:value="59011" calcext:value-type="float">
            <text:p>59011</text:p>
          </table:table-cell>
          <table:table-cell/>
          <table:table-cell office:value-type="float" office:value="382062" calcext:value-type="float">
            <text:p>382062</text:p>
          </table:table-cell>
          <table:table-cell office:value-type="float" office:value="306419" calcext:value-type="float">
            <text:p>306419</text:p>
          </table:table-cell>
          <table:table-cell office:value-type="float" office:value="75643" calcext:value-type="float">
            <text:p>75643</text:p>
          </table:table-cell>
          <table:table-cell/>
          <table:table-cell office:value-type="float" office:value="1257349" calcext:value-type="float">
            <text:p>1257349</text:p>
          </table:table-cell>
          <table:table-cell office:value-type="float" office:value="1052773" calcext:value-type="float">
            <text:p>1052773</text:p>
          </table:table-cell>
          <table:table-cell office:value-type="float" office:value="204576" calcext:value-type="float">
            <text:p>204576</text:p>
          </table:table-cell>
          <table:table-cell/>
          <table:table-cell table:formula="of:=[.M14]/([.E14]+[.I14]+[.M14])" office:value-type="percentage" office:value="0.603059870884061" calcext:value-type="percentage">
            <text:p>60.31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225578" calcext:value-type="float">
            <text:p>225578</text:p>
          </table:table-cell>
          <table:table-cell office:value-type="float" office:value="166000" calcext:value-type="float">
            <text:p>166000</text:p>
          </table:table-cell>
          <table:table-cell office:value-type="float" office:value="59578" calcext:value-type="float">
            <text:p>59578</text:p>
          </table:table-cell>
          <table:table-cell/>
          <table:table-cell office:value-type="float" office:value="381886" calcext:value-type="float">
            <text:p>381886</text:p>
          </table:table-cell>
          <table:table-cell office:value-type="float" office:value="305774" calcext:value-type="float">
            <text:p>305774</text:p>
          </table:table-cell>
          <table:table-cell office:value-type="float" office:value="76112" calcext:value-type="float">
            <text:p>76112</text:p>
          </table:table-cell>
          <table:table-cell/>
          <table:table-cell office:value-type="float" office:value="1260080" calcext:value-type="float">
            <text:p>1260080</text:p>
          </table:table-cell>
          <table:table-cell office:value-type="float" office:value="1055254" calcext:value-type="float">
            <text:p>1055254</text:p>
          </table:table-cell>
          <table:table-cell office:value-type="float" office:value="204826" calcext:value-type="float">
            <text:p>204826</text:p>
          </table:table-cell>
          <table:table-cell/>
          <table:table-cell table:formula="of:=[.M15]/([.E15]+[.I15]+[.M15])" office:value-type="percentage" office:value="0.601516521984283" calcext:value-type="percentage">
            <text:p>60.15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285488" calcext:value-type="float">
            <text:p>285488</text:p>
          </table:table-cell>
          <table:table-cell office:value-type="float" office:value="232489" calcext:value-type="float">
            <text:p>232489</text:p>
          </table:table-cell>
          <table:table-cell office:value-type="float" office:value="52999" calcext:value-type="float">
            <text:p>52999</text:p>
          </table:table-cell>
          <table:table-cell/>
          <table:table-cell office:value-type="float" office:value="396716" calcext:value-type="float">
            <text:p>396716</text:p>
          </table:table-cell>
          <table:table-cell office:value-type="float" office:value="323868" calcext:value-type="float">
            <text:p>323868</text:p>
          </table:table-cell>
          <table:table-cell office:value-type="float" office:value="72848" calcext:value-type="float">
            <text:p>72848</text:p>
          </table:table-cell>
          <table:table-cell/>
          <table:table-cell office:value-type="float" office:value="1237313" calcext:value-type="float">
            <text:p>1237313</text:p>
          </table:table-cell>
          <table:table-cell office:value-type="float" office:value="1040418" calcext:value-type="float">
            <text:p>1040418</text:p>
          </table:table-cell>
          <table:table-cell office:value-type="float" office:value="196895" calcext:value-type="float">
            <text:p>196895</text:p>
          </table:table-cell>
          <table:table-cell/>
          <table:table-cell table:formula="of:=[.M16]/([.E16]+[.I16]+[.M16])" office:value-type="percentage" office:value="0.610069343314474" calcext:value-type="percentage">
            <text:p>61.01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220039" calcext:value-type="float">
            <text:p>220039</text:p>
          </table:table-cell>
          <table:table-cell office:value-type="float" office:value="166049" calcext:value-type="float">
            <text:p>166049</text:p>
          </table:table-cell>
          <table:table-cell office:value-type="float" office:value="53990" calcext:value-type="float">
            <text:p>53990</text:p>
          </table:table-cell>
          <table:table-cell/>
          <table:table-cell office:value-type="float" office:value="387546" calcext:value-type="float">
            <text:p>387546</text:p>
          </table:table-cell>
          <table:table-cell office:value-type="float" office:value="314428" calcext:value-type="float">
            <text:p>314428</text:p>
          </table:table-cell>
          <table:table-cell office:value-type="float" office:value="73118" calcext:value-type="float">
            <text:p>73118</text:p>
          </table:table-cell>
          <table:table-cell/>
          <table:table-cell office:value-type="float" office:value="1244703" calcext:value-type="float">
            <text:p>1244703</text:p>
          </table:table-cell>
          <table:table-cell office:value-type="float" office:value="1046716" calcext:value-type="float">
            <text:p>1046716</text:p>
          </table:table-cell>
          <table:table-cell office:value-type="float" office:value="197987" calcext:value-type="float">
            <text:p>197987</text:p>
          </table:table-cell>
          <table:table-cell/>
          <table:table-cell table:formula="of:=[.M17]/([.E17]+[.I17]+[.M17])" office:value-type="percentage" office:value="0.609012750119196" calcext:value-type="percentage">
            <text:p>60.90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78918" calcext:value-type="float">
            <text:p>78918</text:p>
          </table:table-cell>
          <table:table-cell office:value-type="float" office:value="24691" calcext:value-type="float">
            <text:p>24691</text:p>
          </table:table-cell>
          <table:table-cell office:value-type="float" office:value="54227" calcext:value-type="float">
            <text:p>54227</text:p>
          </table:table-cell>
          <table:table-cell/>
          <table:table-cell office:value-type="float" office:value="119553" calcext:value-type="float">
            <text:p>119553</text:p>
          </table:table-cell>
          <table:table-cell office:value-type="float" office:value="45732" calcext:value-type="float">
            <text:p>45732</text:p>
          </table:table-cell>
          <table:table-cell office:value-type="float" office:value="73821" calcext:value-type="float">
            <text:p>73821</text:p>
          </table:table-cell>
          <table:table-cell/>
          <table:table-cell office:value-type="float" office:value="415849" calcext:value-type="float">
            <text:p>415849</text:p>
          </table:table-cell>
          <table:table-cell office:value-type="float" office:value="217715" calcext:value-type="float">
            <text:p>217715</text:p>
          </table:table-cell>
          <table:table-cell office:value-type="float" office:value="198134" calcext:value-type="float">
            <text:p>198134</text:p>
          </table:table-cell>
          <table:table-cell/>
          <table:table-cell table:formula="of:=[.M18]/([.E18]+[.I18]+[.M18])" office:value-type="percentage" office:value="0.607433886603185" calcext:value-type="percentage">
            <text:p>60.74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79926" calcext:value-type="float">
            <text:p>79926</text:p>
          </table:table-cell>
          <table:table-cell office:value-type="float" office:value="23757" calcext:value-type="float">
            <text:p>23757</text:p>
          </table:table-cell>
          <table:table-cell office:value-type="float" office:value="56169" calcext:value-type="float">
            <text:p>56169</text:p>
          </table:table-cell>
          <table:table-cell/>
          <table:table-cell office:value-type="float" office:value="118279" calcext:value-type="float">
            <text:p>118279</text:p>
          </table:table-cell>
          <table:table-cell office:value-type="float" office:value="44409" calcext:value-type="float">
            <text:p>44409</text:p>
          </table:table-cell>
          <table:table-cell office:value-type="float" office:value="73870" calcext:value-type="float">
            <text:p>73870</text:p>
          </table:table-cell>
          <table:table-cell/>
          <table:table-cell office:value-type="float" office:value="412524" calcext:value-type="float">
            <text:p>412524</text:p>
          </table:table-cell>
          <table:table-cell office:value-type="float" office:value="215066" calcext:value-type="float">
            <text:p>215066</text:p>
          </table:table-cell>
          <table:table-cell office:value-type="float" office:value="197458" calcext:value-type="float">
            <text:p>197458</text:p>
          </table:table-cell>
          <table:table-cell/>
          <table:table-cell table:formula="of:=[.M19]/([.E19]+[.I19]+[.M19])" office:value-type="percentage" office:value="0.602930713869135" calcext:value-type="percentage">
            <text:p>60.29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227839" calcext:value-type="float">
            <text:p>227839</text:p>
          </table:table-cell>
          <table:table-cell office:value-type="float" office:value="170445" calcext:value-type="float">
            <text:p>170445</text:p>
          </table:table-cell>
          <table:table-cell office:value-type="float" office:value="57394" calcext:value-type="float">
            <text:p>57394</text:p>
          </table:table-cell>
          <table:table-cell/>
          <table:table-cell office:value-type="float" office:value="400288" calcext:value-type="float">
            <text:p>400288</text:p>
          </table:table-cell>
          <table:table-cell office:value-type="float" office:value="322157" calcext:value-type="float">
            <text:p>322157</text:p>
          </table:table-cell>
          <table:table-cell office:value-type="float" office:value="78131" calcext:value-type="float">
            <text:p>78131</text:p>
          </table:table-cell>
          <table:table-cell/>
          <table:table-cell office:value-type="float" office:value="1227992" calcext:value-type="float">
            <text:p>1227992</text:p>
          </table:table-cell>
          <table:table-cell office:value-type="float" office:value="1034116" calcext:value-type="float">
            <text:p>1034116</text:p>
          </table:table-cell>
          <table:table-cell office:value-type="float" office:value="193876" calcext:value-type="float">
            <text:p>193876</text:p>
          </table:table-cell>
          <table:table-cell/>
          <table:table-cell table:formula="of:=[.M20]/([.E20]+[.I20]+[.M20])" office:value-type="percentage" office:value="0.588571376528912" calcext:value-type="percentage">
            <text:p>58.86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224547" calcext:value-type="float">
            <text:p>224547</text:p>
          </table:table-cell>
          <table:table-cell office:value-type="float" office:value="168934" calcext:value-type="float">
            <text:p>168934</text:p>
          </table:table-cell>
          <table:table-cell office:value-type="float" office:value="55613" calcext:value-type="float">
            <text:p>55613</text:p>
          </table:table-cell>
          <table:table-cell/>
          <table:table-cell office:value-type="float" office:value="388545" calcext:value-type="float">
            <text:p>388545</text:p>
          </table:table-cell>
          <table:table-cell office:value-type="float" office:value="314192" calcext:value-type="float">
            <text:p>314192</text:p>
          </table:table-cell>
          <table:table-cell office:value-type="float" office:value="74353" calcext:value-type="float">
            <text:p>74353</text:p>
          </table:table-cell>
          <table:table-cell/>
          <table:table-cell office:value-type="float" office:value="1219777" calcext:value-type="float">
            <text:p>1219777</text:p>
          </table:table-cell>
          <table:table-cell office:value-type="float" office:value="1025969" calcext:value-type="float">
            <text:p>1025969</text:p>
          </table:table-cell>
          <table:table-cell office:value-type="float" office:value="193808" calcext:value-type="float">
            <text:p>193808</text:p>
          </table:table-cell>
          <table:table-cell/>
          <table:table-cell table:formula="of:=[.M21]/([.E21]+[.I21]+[.M21])" office:value-type="percentage" office:value="0.598590374767585" calcext:value-type="percentage">
            <text:p>59.86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209435" calcext:value-type="float">
            <text:p>209435</text:p>
          </table:table-cell>
          <table:table-cell office:value-type="float" office:value="158648" calcext:value-type="float">
            <text:p>158648</text:p>
          </table:table-cell>
          <table:table-cell office:value-type="float" office:value="50787" calcext:value-type="float">
            <text:p>50787</text:p>
          </table:table-cell>
          <table:table-cell/>
          <table:table-cell office:value-type="float" office:value="373658" calcext:value-type="float">
            <text:p>373658</text:p>
          </table:table-cell>
          <table:table-cell office:value-type="float" office:value="303343" calcext:value-type="float">
            <text:p>303343</text:p>
          </table:table-cell>
          <table:table-cell office:value-type="float" office:value="70315" calcext:value-type="float">
            <text:p>70315</text:p>
          </table:table-cell>
          <table:table-cell/>
          <table:table-cell office:value-type="float" office:value="1226112" calcext:value-type="float">
            <text:p>1226112</text:p>
          </table:table-cell>
          <table:table-cell office:value-type="float" office:value="1029581" calcext:value-type="float">
            <text:p>1029581</text:p>
          </table:table-cell>
          <table:table-cell office:value-type="float" office:value="196531" calcext:value-type="float">
            <text:p>196531</text:p>
          </table:table-cell>
          <table:table-cell/>
          <table:table-cell table:formula="of:=[.M22]/([.E22]+[.I22]+[.M22])" office:value-type="percentage" office:value="0.618736088504658" calcext:value-type="percentage">
            <text:p>61.87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78402" calcext:value-type="float">
            <text:p>78402</text:p>
          </table:table-cell>
          <table:table-cell office:value-type="float" office:value="24544" calcext:value-type="float">
            <text:p>24544</text:p>
          </table:table-cell>
          <table:table-cell office:value-type="float" office:value="53858" calcext:value-type="float">
            <text:p>53858</text:p>
          </table:table-cell>
          <table:table-cell/>
          <table:table-cell office:value-type="float" office:value="116857" calcext:value-type="float">
            <text:p>116857</text:p>
          </table:table-cell>
          <table:table-cell office:value-type="float" office:value="45023" calcext:value-type="float">
            <text:p>45023</text:p>
          </table:table-cell>
          <table:table-cell office:value-type="float" office:value="71834" calcext:value-type="float">
            <text:p>71834</text:p>
          </table:table-cell>
          <table:table-cell/>
          <table:table-cell office:value-type="float" office:value="406698" calcext:value-type="float">
            <text:p>406698</text:p>
          </table:table-cell>
          <table:table-cell office:value-type="float" office:value="211336" calcext:value-type="float">
            <text:p>211336</text:p>
          </table:table-cell>
          <table:table-cell office:value-type="float" office:value="195362" calcext:value-type="float">
            <text:p>195362</text:p>
          </table:table-cell>
          <table:table-cell/>
          <table:table-cell table:formula="of:=[.M23]/([.E23]+[.I23]+[.M23])" office:value-type="percentage" office:value="0.608501996548867" calcext:value-type="percentage">
            <text:p>60.85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95230" calcext:value-type="float">
            <text:p>95230</text:p>
          </table:table-cell>
          <table:table-cell office:value-type="float" office:value="38404" calcext:value-type="float">
            <text:p>38404</text:p>
          </table:table-cell>
          <table:table-cell office:value-type="float" office:value="56826" calcext:value-type="float">
            <text:p>56826</text:p>
          </table:table-cell>
          <table:table-cell/>
          <table:table-cell office:value-type="float" office:value="157859" calcext:value-type="float">
            <text:p>157859</text:p>
          </table:table-cell>
          <table:table-cell office:value-type="float" office:value="82176" calcext:value-type="float">
            <text:p>82176</text:p>
          </table:table-cell>
          <table:table-cell office:value-type="float" office:value="75683" calcext:value-type="float">
            <text:p>75683</text:p>
          </table:table-cell>
          <table:table-cell/>
          <table:table-cell office:value-type="float" office:value="554629" calcext:value-type="float">
            <text:p>554629</text:p>
          </table:table-cell>
          <table:table-cell office:value-type="float" office:value="361088" calcext:value-type="float">
            <text:p>361088</text:p>
          </table:table-cell>
          <table:table-cell office:value-type="float" office:value="193541" calcext:value-type="float">
            <text:p>193541</text:p>
          </table:table-cell>
          <table:table-cell/>
          <table:table-cell table:formula="of:=[.M24]/([.E24]+[.I24]+[.M24])" office:value-type="percentage" office:value="0.593593007207484" calcext:value-type="percentage">
            <text:p>59.36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215698" calcext:value-type="float">
            <text:p>215698</text:p>
          </table:table-cell>
          <table:table-cell office:value-type="float" office:value="162239" calcext:value-type="float">
            <text:p>162239</text:p>
          </table:table-cell>
          <table:table-cell office:value-type="float" office:value="53459" calcext:value-type="float">
            <text:p>53459</text:p>
          </table:table-cell>
          <table:table-cell/>
          <table:table-cell office:value-type="float" office:value="382091" calcext:value-type="float">
            <text:p>382091</text:p>
          </table:table-cell>
          <table:table-cell office:value-type="float" office:value="308017" calcext:value-type="float">
            <text:p>308017</text:p>
          </table:table-cell>
          <table:table-cell office:value-type="float" office:value="74074" calcext:value-type="float">
            <text:p>74074</text:p>
          </table:table-cell>
          <table:table-cell/>
          <table:table-cell office:value-type="float" office:value="1209588" calcext:value-type="float">
            <text:p>1209588</text:p>
          </table:table-cell>
          <table:table-cell office:value-type="float" office:value="1023109" calcext:value-type="float">
            <text:p>1023109</text:p>
          </table:table-cell>
          <table:table-cell office:value-type="float" office:value="186479" calcext:value-type="float">
            <text:p>186479</text:p>
          </table:table-cell>
          <table:table-cell/>
          <table:table-cell table:formula="of:=[.M25]/([.E25]+[.I25]+[.M25])" office:value-type="percentage" office:value="0.593859470338713" calcext:value-type="percentage">
            <text:p>59.39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79873" calcext:value-type="float">
            <text:p>79873</text:p>
          </table:table-cell>
          <table:table-cell office:value-type="float" office:value="24382" calcext:value-type="float">
            <text:p>24382</text:p>
          </table:table-cell>
          <table:table-cell office:value-type="float" office:value="55491" calcext:value-type="float">
            <text:p>55491</text:p>
          </table:table-cell>
          <table:table-cell/>
          <table:table-cell office:value-type="float" office:value="118771" calcext:value-type="float">
            <text:p>118771</text:p>
          </table:table-cell>
          <table:table-cell office:value-type="float" office:value="44230" calcext:value-type="float">
            <text:p>44230</text:p>
          </table:table-cell>
          <table:table-cell office:value-type="float" office:value="74541" calcext:value-type="float">
            <text:p>74541</text:p>
          </table:table-cell>
          <table:table-cell/>
          <table:table-cell office:value-type="float" office:value="410917" calcext:value-type="float">
            <text:p>410917</text:p>
          </table:table-cell>
          <table:table-cell office:value-type="float" office:value="214389" calcext:value-type="float">
            <text:p>214389</text:p>
          </table:table-cell>
          <table:table-cell office:value-type="float" office:value="196528" calcext:value-type="float">
            <text:p>196528</text:p>
          </table:table-cell>
          <table:table-cell/>
          <table:table-cell table:formula="of:=[.M26]/([.E26]+[.I26]+[.M26])" office:value-type="percentage" office:value="0.601812836844684" calcext:value-type="percentage">
            <text:p>60.18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231685" calcext:value-type="float">
            <text:p>231685</text:p>
          </table:table-cell>
          <table:table-cell office:value-type="float" office:value="172294" calcext:value-type="float">
            <text:p>172294</text:p>
          </table:table-cell>
          <table:table-cell office:value-type="float" office:value="59391" calcext:value-type="float">
            <text:p>59391</text:p>
          </table:table-cell>
          <table:table-cell/>
          <table:table-cell office:value-type="float" office:value="392237" calcext:value-type="float">
            <text:p>392237</text:p>
          </table:table-cell>
          <table:table-cell office:value-type="float" office:value="316807" calcext:value-type="float">
            <text:p>316807</text:p>
          </table:table-cell>
          <table:table-cell office:value-type="float" office:value="75430" calcext:value-type="float">
            <text:p>75430</text:p>
          </table:table-cell>
          <table:table-cell/>
          <table:table-cell office:value-type="float" office:value="1250978" calcext:value-type="float">
            <text:p>1250978</text:p>
          </table:table-cell>
          <table:table-cell office:value-type="float" office:value="1047403" calcext:value-type="float">
            <text:p>1047403</text:p>
          </table:table-cell>
          <table:table-cell office:value-type="float" office:value="203575" calcext:value-type="float">
            <text:p>203575</text:p>
          </table:table-cell>
          <table:table-cell/>
          <table:table-cell table:formula="of:=[.M27]/([.E27]+[.I27]+[.M27])" office:value-type="percentage" office:value="0.601588080237355" calcext:value-type="percentage">
            <text:p>60.16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87935" calcext:value-type="float">
            <text:p>87935</text:p>
          </table:table-cell>
          <table:table-cell office:value-type="float" office:value="23998" calcext:value-type="float">
            <text:p>23998</text:p>
          </table:table-cell>
          <table:table-cell office:value-type="float" office:value="63937" calcext:value-type="float">
            <text:p>63937</text:p>
          </table:table-cell>
          <table:table-cell/>
          <table:table-cell office:value-type="float" office:value="123362" calcext:value-type="float">
            <text:p>123362</text:p>
          </table:table-cell>
          <table:table-cell office:value-type="float" office:value="43376" calcext:value-type="float">
            <text:p>43376</text:p>
          </table:table-cell>
          <table:table-cell office:value-type="float" office:value="79986" calcext:value-type="float">
            <text:p>79986</text:p>
          </table:table-cell>
          <table:table-cell/>
          <table:table-cell office:value-type="float" office:value="414480" calcext:value-type="float">
            <text:p>414480</text:p>
          </table:table-cell>
          <table:table-cell office:value-type="float" office:value="213467" calcext:value-type="float">
            <text:p>213467</text:p>
          </table:table-cell>
          <table:table-cell office:value-type="float" office:value="201013" calcext:value-type="float">
            <text:p>201013</text:p>
          </table:table-cell>
          <table:table-cell/>
          <table:table-cell table:formula="of:=[.M28]/([.E28]+[.I28]+[.M28])" office:value-type="percentage" office:value="0.582754481990862" calcext:value-type="percentage">
            <text:p>58.28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234181" calcext:value-type="float">
            <text:p>234181</text:p>
          </table:table-cell>
          <table:table-cell office:value-type="float" office:value="172686" calcext:value-type="float">
            <text:p>172686</text:p>
          </table:table-cell>
          <table:table-cell office:value-type="float" office:value="61495" calcext:value-type="float">
            <text:p>61495</text:p>
          </table:table-cell>
          <table:table-cell/>
          <table:table-cell office:value-type="float" office:value="395176" calcext:value-type="float">
            <text:p>395176</text:p>
          </table:table-cell>
          <table:table-cell office:value-type="float" office:value="317724" calcext:value-type="float">
            <text:p>317724</text:p>
          </table:table-cell>
          <table:table-cell office:value-type="float" office:value="77452" calcext:value-type="float">
            <text:p>77452</text:p>
          </table:table-cell>
          <table:table-cell/>
          <table:table-cell office:value-type="float" office:value="1261686" calcext:value-type="float">
            <text:p>1261686</text:p>
          </table:table-cell>
          <table:table-cell office:value-type="float" office:value="1056711" calcext:value-type="float">
            <text:p>1056711</text:p>
          </table:table-cell>
          <table:table-cell office:value-type="float" office:value="204975" calcext:value-type="float">
            <text:p>204975</text:p>
          </table:table-cell>
          <table:table-cell/>
          <table:table-cell table:formula="of:=[.M29]/([.E29]+[.I29]+[.M29])" office:value-type="percentage" office:value="0.595992696018283" calcext:value-type="percentage">
            <text:p>59.60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234077" calcext:value-type="float">
            <text:p>234077</text:p>
          </table:table-cell>
          <table:table-cell office:value-type="float" office:value="171826" calcext:value-type="float">
            <text:p>171826</text:p>
          </table:table-cell>
          <table:table-cell office:value-type="float" office:value="62251" calcext:value-type="float">
            <text:p>62251</text:p>
          </table:table-cell>
          <table:table-cell/>
          <table:table-cell office:value-type="float" office:value="393004" calcext:value-type="float">
            <text:p>393004</text:p>
          </table:table-cell>
          <table:table-cell office:value-type="float" office:value="316105" calcext:value-type="float">
            <text:p>316105</text:p>
          </table:table-cell>
          <table:table-cell office:value-type="float" office:value="76899" calcext:value-type="float">
            <text:p>76899</text:p>
          </table:table-cell>
          <table:table-cell/>
          <table:table-cell office:value-type="float" office:value="1259850" calcext:value-type="float">
            <text:p>1259850</text:p>
          </table:table-cell>
          <table:table-cell office:value-type="float" office:value="1053672" calcext:value-type="float">
            <text:p>1053672</text:p>
          </table:table-cell>
          <table:table-cell office:value-type="float" office:value="206178" calcext:value-type="float">
            <text:p>206178</text:p>
          </table:table-cell>
          <table:table-cell/>
          <table:table-cell table:formula="of:=[.M30]/([.E30]+[.I30]+[.M30])" office:value-type="percentage" office:value="0.597049761386276" calcext:value-type="percentage">
            <text:p>59.70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223777" calcext:value-type="float">
            <text:p>223777</text:p>
          </table:table-cell>
          <table:table-cell office:value-type="float" office:value="167968" calcext:value-type="float">
            <text:p>167968</text:p>
          </table:table-cell>
          <table:table-cell office:value-type="float" office:value="55809" calcext:value-type="float">
            <text:p>55809</text:p>
          </table:table-cell>
          <table:table-cell/>
          <table:table-cell office:value-type="float" office:value="385516" calcext:value-type="float">
            <text:p>385516</text:p>
          </table:table-cell>
          <table:table-cell office:value-type="float" office:value="310929" calcext:value-type="float">
            <text:p>310929</text:p>
          </table:table-cell>
          <table:table-cell office:value-type="float" office:value="74587" calcext:value-type="float">
            <text:p>74587</text:p>
          </table:table-cell>
          <table:table-cell/>
          <table:table-cell office:value-type="float" office:value="1218276" calcext:value-type="float">
            <text:p>1218276</text:p>
          </table:table-cell>
          <table:table-cell office:value-type="float" office:value="1024988" calcext:value-type="float">
            <text:p>1024988</text:p>
          </table:table-cell>
          <table:table-cell office:value-type="float" office:value="193288" calcext:value-type="float">
            <text:p>193288</text:p>
          </table:table-cell>
          <table:table-cell/>
          <table:table-cell table:formula="of:=[.M31]/([.E31]+[.I31]+[.M31])" office:value-type="percentage" office:value="0.597150307089631" calcext:value-type="percentage">
            <text:p>59.72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226273" calcext:value-type="float">
            <text:p>226273</text:p>
          </table:table-cell>
          <table:table-cell office:value-type="float" office:value="167583" calcext:value-type="float">
            <text:p>167583</text:p>
          </table:table-cell>
          <table:table-cell office:value-type="float" office:value="58690" calcext:value-type="float">
            <text:p>58690</text:p>
          </table:table-cell>
          <table:table-cell/>
          <table:table-cell office:value-type="float" office:value="398012" calcext:value-type="float">
            <text:p>398012</text:p>
          </table:table-cell>
          <table:table-cell office:value-type="float" office:value="320655" calcext:value-type="float">
            <text:p>320655</text:p>
          </table:table-cell>
          <table:table-cell office:value-type="float" office:value="77357" calcext:value-type="float">
            <text:p>77357</text:p>
          </table:table-cell>
          <table:table-cell/>
          <table:table-cell office:value-type="float" office:value="1220770" calcext:value-type="float">
            <text:p>1220770</text:p>
          </table:table-cell>
          <table:table-cell office:value-type="float" office:value="1026695" calcext:value-type="float">
            <text:p>1026695</text:p>
          </table:table-cell>
          <table:table-cell office:value-type="float" office:value="194075" calcext:value-type="float">
            <text:p>194075</text:p>
          </table:table-cell>
          <table:table-cell/>
          <table:table-cell table:formula="of:=[.M32]/([.E32]+[.I32]+[.M32])" office:value-type="percentage" office:value="0.587888719927784" calcext:value-type="percentage">
            <text:p>58.79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217534" calcext:value-type="float">
            <text:p>217534</text:p>
          </table:table-cell>
          <table:table-cell office:value-type="float" office:value="163345" calcext:value-type="float">
            <text:p>163345</text:p>
          </table:table-cell>
          <table:table-cell office:value-type="float" office:value="54189" calcext:value-type="float">
            <text:p>54189</text:p>
          </table:table-cell>
          <table:table-cell/>
          <table:table-cell office:value-type="float" office:value="386192" calcext:value-type="float">
            <text:p>386192</text:p>
          </table:table-cell>
          <table:table-cell office:value-type="float" office:value="313742" calcext:value-type="float">
            <text:p>313742</text:p>
          </table:table-cell>
          <table:table-cell office:value-type="float" office:value="72450" calcext:value-type="float">
            <text:p>72450</text:p>
          </table:table-cell>
          <table:table-cell/>
          <table:table-cell office:value-type="float" office:value="1238326" calcext:value-type="float">
            <text:p>1238326</text:p>
          </table:table-cell>
          <table:table-cell office:value-type="float" office:value="1040695" calcext:value-type="float">
            <text:p>1040695</text:p>
          </table:table-cell>
          <table:table-cell office:value-type="float" office:value="197631" calcext:value-type="float">
            <text:p>197631</text:p>
          </table:table-cell>
          <table:table-cell/>
          <table:table-cell table:formula="of:=[.M33]/([.E33]+[.I33]+[.M33])" office:value-type="percentage" office:value="0.609464335276159" calcext:value-type="percentage">
            <text:p>60.95%</text:p>
          </table:table-cell>
        </table:table-row>
        <table:table-row table:style-name="ro1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599794177865267" calcext:value-type="percentage">
            <text:p>59.9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1:30:03.181492525</dc:date>
    <meta:editing-duration>PT1M30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